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rld-Klassen:</text:h>
      <text:h text:style-name="Heading_20_2" text:outline-level="2">Klasse Startscreen:</text:h>
      <text:p text:style-name="P2">import greenfoot.*;</text:p>
      <text:p text:style-name="P2"/>
      <text:p text:style-name="P2">/**</text:p>
      <text:p text:style-name="P2"><text:s/>* Write a description of class Startscreen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Startscreen extends World</text:p>
      <text:p text:style-name="P2">{</text:p>
      <text:p text:style-name="P2"><text:s text:c="4"/>/**</text:p>
      <text:p text:style-name="P2"><text:s text:c="5"/>* Constructor for objects of class Startscreen.</text:p>
      <text:p text:style-name="P2"><text:s text:c="5"/>* </text:p>
      <text:p text:style-name="P2"><text:s text:c="5"/>*/</text:p>
      <text:p text:style-name="P2"><text:s text:c="4"/>public Startscreen()</text:p>
      <text:p text:style-name="P2"><text:s text:c="4"/>{ <text:s text:c="3"/></text:p>
      <text:p text:style-name="P2"><text:s text:c="8"/>super(600, 400, 1); </text:p>
      <text:p text:style-name="P2"><text:s text:c="8"/>addObject(new Schrift(),getWidth()/2,85);</text:p>
      <text:p text:style-name="P2"><text:s text:c="8"/>addObject(new Level(1),103,277);</text:p>
      <text:p text:style-name="P2"><text:s text:c="8"/>addObject(new Level(2),303,277);</text:p>
      <text:p text:style-name="P2"><text:s text:c="8"/>addObject(new Level(3),503,277);</text:p>
      <text:p text:style-name="P2"><text:s text:c="8"/>addObject(new Text("Von Lixian Lao"),75,387);</text:p>
      <text:p text:style-name="P2"><text:s text:c="8"/>addObject(new Text("Rechtsklick auf das Scoreboard, um nochmal zu spielen :)"),295,345);</text:p>
      <text:p text:style-name="P2"><text:s text:c="8"/>addObject(new Text("Ziel des Spiels ist es, alle Knöpfe zu drücken"),295,180);</text:p>
      <text:p text:style-name="P2"><text:s text:c="8"/>addObject(new Text("hinter denen sich keine Mine verbirgt."),295,210);</text:p>
      <text:p text:style-name="P2"><text:s text:c="8"/>addObject(new Rand(2,19,19,24,24,20),360,323);</text:p>
      <text:p text:style-name="P2"><text:s text:c="8"/>addObject(new Rand(3,19,19,24,24,20),554,323);</text:p>
      <text:p text:style-name="P2"><text:s text:c="8"/>addObject(new Rand(1,19,19,24,24,20),154,323);</text:p>
      <text:p text:style-name="P2"><text:s text:c="8"/>addObject(new Rand(4,34,34,105,105,270),561,166);</text:p>
      <text:p text:style-name="P2"><text:s text:c="4"/>}</text:p>
      <text:p text:style-name="Standard"><text:span text:style-name="T1">}</text:span></text:p>
      <text:h text:style-name="Heading_20_2" text:outline-level="2">Klasse Welt:</text:h>
      <text:p text:style-name="P2">import greenfoot.*;</text:p>
      <text:p text:style-name="P2">import greenfoot.Greenfoot;</text:p>
      <text:p text:style-name="P2">import greenfoot.Actor;</text:p>
      <text:p text:style-name="P2">import java.util.List;</text:p>
      <text:p text:style-name="P2"/>
      <text:p text:style-name="P2">/**</text:p>
      <text:p text:style-name="P2"><text:s/>* Write a description of class Welt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Welt extends World</text:p>
      <text:p text:style-name="P2">{</text:p>
      <text:p text:style-name="P2"><text:s text:c="4"/>private TimeCounter T = new TimeCounter();</text:p>
      <text:p text:style-name="P2"><text:s text:c="4"/>private FlagCounter B = new FlagCounter();</text:p>
      <text:p text:style-name="P2"><text:s text:c="4"/>public MineCounter TB = new MineCounter();</text:p>
      <text:p text:style-name="P2"><text:s text:c="4"/>public void act()</text:p>
      <text:p text:style-name="P2"><text:s text:c="4"/>{</text:p>
      <text:p text:style-name="P2"><text:s text:c="8"/>win();</text:p>
      <text:p text:style-name="P2"><text:s text:c="4"/>}</text:p>
      <text:p text:style-name="P2"/>
      <text:p text:style-name="P2"><text:s text:c="4"/>public Welt()</text:p>
      <text:p text:style-name="P2"><text:s text:c="4"/>{ <text:s text:c="3"/></text:p>
      <text:p text:style-name="P2"><text:soft-page-break/><text:s text:c="8"/>// 16x18 Feld mit 40Minen</text:p>
      <text:p text:style-name="P2"><text:s text:c="8"/>super(30,16,15); </text:p>
      <text:p text:style-name="P2"><text:s text:c="8"/>addButton();</text:p>
      <text:p text:style-name="P2"><text:s text:c="8"/>addTimerCounter();</text:p>
      <text:p text:style-name="P2"><text:s text:c="4"/>}</text:p>
      <text:p text:style-name="P2"/>
      <text:p text:style-name="P2"><text:s text:c="4"/>public Welt(int h,int w, int m)</text:p>
      <text:p text:style-name="P2"><text:s text:c="4"/>{</text:p>
      <text:p text:style-name="P2"><text:s text:c="8"/>super(w,h+2,15);</text:p>
      <text:p text:style-name="P2"><text:s text:c="8"/></text:p>
      <text:p text:style-name="P2"><text:s text:c="12"/>addMine(m);</text:p>
      <text:p text:style-name="P2"><text:s text:c="12"/>addNum();</text:p>
      <text:p text:style-name="P2"><text:s text:c="12"/>addButton();</text:p>
      <text:p text:style-name="P2"><text:s text:c="8"/>if(w==30&amp;&amp;h==16)</text:p>
      <text:p text:style-name="P2"><text:s text:c="8"/>{</text:p>
      <text:p text:style-name="P2"><text:s text:c="12"/>addTimerCounter();</text:p>
      <text:p text:style-name="P2"><text:s text:c="8"/>}</text:p>
      <text:p text:style-name="P2"><text:s text:c="8"/>else if(w==16&amp;&amp;h==16)</text:p>
      <text:p text:style-name="P2"><text:s text:c="8"/>{</text:p>
      <text:p text:style-name="P2"><text:s text:c="12"/>addTimer(12,0);</text:p>
      <text:p text:style-name="P2"><text:s text:c="12"/>addFCounter(4,0);</text:p>
      <text:p text:style-name="P2"><text:s text:c="8"/>}</text:p>
      <text:p text:style-name="P2"><text:s text:c="8"/>else{</text:p>
      <text:p text:style-name="P2"><text:s text:c="12"/>addTimer();</text:p>
      <text:p text:style-name="P2"><text:s text:c="8"/>}</text:p>
      <text:p text:style-name="P2"><text:s text:c="4"/>}</text:p>
      <text:p text:style-name="P2"><text:s text:c="4"/></text:p>
      <text:p text:style-name="P2"><text:s text:c="4"/>void addMine(int i)</text:p>
      <text:p text:style-name="P2"><text:s text:c="4"/>{</text:p>
      <text:p text:style-name="P2"><text:s text:c="8"/>for(int a =0; a&lt;i;a++)</text:p>
      <text:p text:style-name="P2"><text:s text:c="8"/>{</text:p>
      <text:p text:style-name="P2"><text:s text:c="12"/>int x = Greenfoot.getRandomNumber(getWidth());</text:p>
      <text:p text:style-name="P2"><text:s text:c="12"/>int y = Greenfoot.getRandomNumber(getHeight()-2)+2;</text:p>
      <text:p text:style-name="P2"><text:s text:c="12"/>if (getObjectsAt(x,y,Mine.class).size() == 0){</text:p>
      <text:p text:style-name="P2"><text:s text:c="16"/>addObject(new Mine(), x, y);</text:p>
      <text:p text:style-name="P2"><text:s text:c="12"/>}</text:p>
      <text:p text:style-name="P2"><text:s text:c="12"/>else{</text:p>
      <text:p text:style-name="P2"><text:s text:c="16"/>a--;</text:p>
      <text:p text:style-name="P2"><text:s text:c="12"/>}</text:p>
      <text:p text:style-name="P2"><text:s text:c="8"/>}</text:p>
      <text:p text:style-name="P2"/>
      <text:p text:style-name="P2"><text:s text:c="4"/>}</text:p>
      <text:p text:style-name="P2"/>
      <text:p text:style-name="P2"><text:s text:c="4"/>void addButton()</text:p>
      <text:p text:style-name="P2"><text:s text:c="4"/>{</text:p>
      <text:p text:style-name="P2"><text:s text:c="8"/>for(int i =0;i&lt;getWidth();i++)</text:p>
      <text:p text:style-name="P2"><text:s text:c="8"/>{</text:p>
      <text:p text:style-name="P2"><text:s text:c="12"/>for(int a=2;a&lt;getHeight();a++)</text:p>
      <text:p text:style-name="P2"><text:s text:c="12"/>{</text:p>
      <text:p text:style-name="P2"><text:s text:c="16"/>addObject(new Knopf(),i,a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void addNum()</text:p>
      <text:p text:style-name="P2"><text:s text:c="4"/>{</text:p>
      <text:p text:style-name="P2"><text:s text:c="8"/>for(int i =0;i&lt;getWidth();i++)</text:p>
      <text:p text:style-name="P2"><text:s text:c="8"/>{</text:p>
      <text:p text:style-name="P2"><text:s text:c="12"/>for(int a=2;a&lt;getHeight();a++)</text:p>
      <text:p text:style-name="P2"><text:s text:c="12"/>{</text:p>
      <text:p text:style-name="P2"><text:s text:c="16"/>if (getObjectsAt(i,a,Mine.class).size()==0)</text:p>
      <text:p text:style-name="P2"><text:s text:c="16"/>{</text:p>
      <text:p text:style-name="P2"><text:s text:c="20"/>addObject(new Zahl(),i,a);</text:p>
      <text:p text:style-name="P2"><text:soft-page-break/><text:s text:c="16"/>}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public void gameOver()</text:p>
      <text:p text:style-name="P2"><text:s text:c="4"/>{</text:p>
      <text:p text:style-name="P2"><text:s text:c="8"/>GreenfootSound Exp = new GreenfootSound("Explosion.wav");</text:p>
      <text:p text:style-name="P2"><text:s text:c="8"/>//Exp.play();</text:p>
      <text:p text:style-name="P2"><text:s text:c="8"/>removeObjects(getObjects(Knopf.class));</text:p>
      <text:p text:style-name="P2"><text:s text:c="8"/>T.stop();</text:p>
      <text:p text:style-name="P2"><text:s text:c="8"/>if(getHeight()==18&amp;&amp;getWidth()==30)</text:p>
      <text:p text:style-name="P2"><text:s text:c="12"/>{</text:p>
      <text:p text:style-name="P2"><text:s text:c="12"/>addObject(new Scoreboard(T.getTime(),3,0), getWidth()/2, getHeight()/2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8"/>}</text:p>
      <text:p text:style-name="P2"><text:s text:c="8"/>if(getHeight()==18&amp;&amp;getWidth()==16)</text:p>
      <text:p text:style-name="P2"><text:s text:c="8"/>{</text:p>
      <text:p text:style-name="P2"><text:s text:c="12"/>addObject(new Scoreboard(T.getTime(),2,0),getWidth()/2-1,getHeight()/2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8"/>}</text:p>
      <text:p text:style-name="P2"><text:s text:c="8"/>if(getHeight()==10&amp;&amp;getWidth()==8)</text:p>
      <text:p text:style-name="P2"><text:s text:c="8"/>{</text:p>
      <text:p text:style-name="P2"><text:soft-page-break/><text:s text:c="12"/>addObject(new Scoreboard(T.getTime(),1,0),getWidth()/2-1,getHeight()/2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8"/>}</text:p>
      <text:p text:style-name="P2"><text:s text:c="4"/>}</text:p>
      <text:p text:style-name="P2"/>
      <text:p text:style-name="P2"><text:s text:c="4"/>void addTimerCounter()</text:p>
      <text:p text:style-name="P2"><text:s text:c="4"/>{</text:p>
      <text:p text:style-name="P2"><text:s text:c="8"/>addObject(T,20,0);</text:p>
      <text:p text:style-name="P2"><text:s text:c="8"/>addObject(B,3,0);</text:p>
      <text:p text:style-name="P2"><text:s text:c="8"/>addObject(TB,12,0);</text:p>
      <text:p text:style-name="P2"><text:s text:c="4"/>}</text:p>
      <text:p text:style-name="P2"><text:s text:c="4"/>void addFCounter()</text:p>
      <text:p text:style-name="P2"><text:s text:c="4"/>{</text:p>
      <text:p text:style-name="P2"><text:s text:c="8"/>addObject(B,0,0);</text:p>
      <text:p text:style-name="P2"><text:s text:c="4"/>}</text:p>
      <text:p text:style-name="P2"><text:s text:c="4"/>void addFCounter(int x, int y)</text:p>
      <text:p text:style-name="P2"><text:s text:c="4"/>{</text:p>
      <text:p text:style-name="P2"><text:s text:c="8"/>addObject(B,x,y);</text:p>
      <text:p text:style-name="P2"><text:s text:c="4"/>}</text:p>
      <text:p text:style-name="P2"><text:s text:c="4"/></text:p>
      <text:p text:style-name="P2"><text:s text:c="4"/>void addTimer()//Timer</text:p>
      <text:p text:style-name="P2"><text:s text:c="4"/>{</text:p>
      <text:p text:style-name="P2"><text:s text:c="8"/>addObject(T,getWidth()/2,0);</text:p>
      <text:p text:style-name="P2"><text:s text:c="4"/>}</text:p>
      <text:p text:style-name="P2"><text:s text:c="4"/>void addTimer(int x, int y)//Timer</text:p>
      <text:p text:style-name="P2"><text:s text:c="4"/>{</text:p>
      <text:p text:style-name="P2"><text:s text:c="8"/>addObject(T,x,y);</text:p>
      <text:p text:style-name="P2"><text:s text:c="4"/>}</text:p>
      <text:p text:style-name="P2"><text:s text:c="4"/>void addCounter()//Anzahl an Minen</text:p>
      <text:p text:style-name="P2"><text:s text:c="4"/>{</text:p>
      <text:p text:style-name="P2"><text:s text:c="8"/>addObject(TB,getWidth()/2,0);</text:p>
      <text:p text:style-name="P2"><text:s text:c="4"/>}</text:p>
      <text:p text:style-name="P2"><text:s text:c="5"/>public void win()</text:p>
      <text:p text:style-name="P2"><text:s text:c="4"/>{</text:p>
      <text:p text:style-name="P2"><text:s text:c="8"/>if(getObjects(Knopf.class).size()== getObjects(Mine.class).size())</text:p>
      <text:p text:style-name="P2"><text:s text:c="8"/>{</text:p>
      <text:p text:style-name="P2"><text:s text:c="12"/></text:p>
      <text:p text:style-name="P2"><text:s text:c="12"/>removeObjects(getObjects(Knopf.class));</text:p>
      <text:p text:style-name="P2"><text:s text:c="12"/>T.stop();</text:p>
      <text:p text:style-name="P2"><text:s text:c="12"/>if(getHeight()==18&amp;&amp;getWidth()==30)</text:p>
      <text:p text:style-name="P2"><text:s text:c="12"/>{</text:p>
      <text:p text:style-name="P2"><text:s text:c="12"/>addObject(new Scoreboard(T.getTime(),3,1), getWidth()/2, getHeight()/2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<text:soft-page-break/>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8"/>}</text:p>
      <text:p text:style-name="P2"><text:s text:c="8"/>if(getHeight()==18&amp;&amp;getWidth()==16)</text:p>
      <text:p text:style-name="P2"><text:s text:c="8"/>{</text:p>
      <text:p text:style-name="P2"><text:s text:c="12"/>addObject(new Scoreboard(T.getTime(),2,1),getWidth()/2,getHeight()/2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8"/>}</text:p>
      <text:p text:style-name="P2"><text:s text:c="8"/>if(getHeight()==10&amp;&amp;getWidth()==8)</text:p>
      <text:p text:style-name="P2"><text:s text:c="8"/>{</text:p>
      <text:p text:style-name="P2"><text:s text:c="12"/>addObject(new Scoreboard(T.getTime(),1,1),getWidth()/2,getHeight()/2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12"/>addObject(new FireWorks(Greenfoot.getRandomNumber(256),Greenfoot.getRandomNumber(256),Greenfoot.getRandomNumber(256)),Greenfoot.getRandomNumber(getWidth()),Greenfoot.getRandomNumber(getHeight()));</text:p>
      <text:p text:style-name="P2"><text:s text:c="8"/>}</text:p>
      <text:p text:style-name="P2"><text:s text:c="8"/>}</text:p>
      <text:p text:style-name="P2"><text:s text:c="4"/>}</text:p>
      <text:p text:style-name="P2"/>
      <text:p text:style-name="P2"><text:s text:c="4"/>public int getM()</text:p>
      <text:p text:style-name="P2"><text:s text:c="4"/>{</text:p>
      <text:p text:style-name="P2"><text:s text:c="8"/>return getObjects(Mine.class).size()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h text:style-name="Heading_20_1" text:outline-level="1"><text:soft-page-break/>Actor-Klassen:</text:h>
      <text:h text:style-name="Heading_20_2" text:outline-level="2">Klasse Zahl:</text:h>
      <text:p text:style-name="P2">import greenfoot.*;</text:p>
      <text:p text:style-name="P2">import java.util.List;</text:p>
      <text:p text:style-name="P2">import java.util.ArrayList;</text:p>
      <text:p text:style-name="P2"/>
      <text:p text:style-name="P2"/>
      <text:p text:style-name="P2">public class Zahl extends Actor</text:p>
      <text:p text:style-name="P2">{</text:p>
      <text:p text:style-name="P2"><text:s text:c="4"/>int zahl;</text:p>
      <text:p text:style-name="P2"><text:s text:c="4"/>public void act() </text:p>
      <text:p text:style-name="P2"><text:s text:c="4"/>{</text:p>
      <text:p text:style-name="P2"><text:s text:c="8"/>doppel();</text:p>
      <text:p text:style-name="P2"><text:s text:c="8"/>checkMines();</text:p>
      <text:p text:style-name="P2"><text:s text:c="4"/>} <text:s text:c="3"/></text:p>
      <text:p text:style-name="P2"/>
      <text:p text:style-name="P2"><text:s text:c="4"/>void checkMines()</text:p>
      <text:p text:style-name="P2"><text:s text:c="4"/>{</text:p>
      <text:p text:style-name="P2"><text:s text:c="8"/>int num = 0;</text:p>
      <text:p text:style-name="P2"><text:s text:c="8"/>for (int dx = -1; dx &lt;= 1; dx++)</text:p>
      <text:p text:style-name="P2"><text:s text:c="12"/>for (int dy = -1; dy &lt;= 1; dy++)</text:p>
      <text:p text:style-name="P2"><text:s text:c="16"/>if (getOneObjectAtOffset(dx, dy, Mine.class) != null)</text:p>
      <text:p text:style-name="P2"><text:s text:c="20"/>num++;</text:p>
      <text:p text:style-name="P2"><text:s text:c="8"/>if (num == 0)</text:p>
      <text:p text:style-name="P2"><text:s text:c="12"/>getWorld().removeObject(this);</text:p>
      <text:p text:style-name="P2"><text:s text:c="8"/>else</text:p>
      <text:p text:style-name="P2"><text:s text:c="12"/>setImage(new greenfoot.GreenfootImage(num + ".png"));</text:p>
      <text:p text:style-name="P2"><text:s text:c="8"/>zahl=num;</text:p>
      <text:p text:style-name="P2"><text:s text:c="4"/>}</text:p>
      <text:p text:style-name="P2"/>
      <text:p text:style-name="P2"><text:s text:c="4"/>public void doppel()</text:p>
      <text:p text:style-name="P2"><text:s text:c="4"/>{</text:p>
      <text:p text:style-name="P2"><text:s text:c="8"/>Welt welt = (Welt) getWorld();</text:p>
      <text:p text:style-name="P2"><text:s text:c="8"/>MouseInfo mouse = Greenfoot.getMouseInfo();</text:p>
      <text:p text:style-name="P2"><text:s text:c="8"/>if(Greenfoot.mouseClicked(this))</text:p>
      <text:p text:style-name="P2"><text:s text:c="8"/>{</text:p>
      <text:p text:style-name="P2"><text:s text:c="8"/>List&lt;Knopf&gt; knpf= getNeighbours(1,true,Knopf.class);</text:p>
      <text:p text:style-name="P2"><text:s text:c="12"/>if (mouse.getClickCount() == 2&amp;&amp;flagsn()==getZahl())</text:p>
      <text:p text:style-name="P2"><text:s text:c="12"/>{</text:p>
      <text:p text:style-name="P2"><text:s text:c="16"/>for(Knopf k:knpf)</text:p>
      <text:p text:style-name="P2"><text:s text:c="16"/>{</text:p>
      <text:p text:style-name="P2"><text:s text:c="24"/>if(k.getStatus()==2)</text:p>
      <text:p text:style-name="P2"><text:s text:c="24"/>{</text:p>
      <text:p text:style-name="P2"><text:s text:c="28"/>welt.gameOver();</text:p>
      <text:p text:style-name="P2"><text:s text:c="24"/>}</text:p>
      <text:p text:style-name="P2"><text:s text:c="24"/>else if(k.getStatus()==0)</text:p>
      <text:p text:style-name="P2"><text:s text:c="24"/>{</text:p>
      <text:p text:style-name="P2"><text:s text:c="28"/>try</text:p>
      <text:p text:style-name="P2"><text:s text:c="12"/>{</text:p>
      <text:p text:style-name="P2"><text:s text:c="16"/>k.andereent();</text:p>
      <text:p text:style-name="P2"><text:s text:c="12"/>}</text:p>
      <text:p text:style-name="P2"><text:s text:c="12"/>catch (IllegalStateException e){}</text:p>
      <text:p text:style-name="P2"><text:s text:c="24"/>}</text:p>
      <text:p text:style-name="P2"><text:s text:c="24"/></text:p>
      <text:p text:style-name="P2"><text:s text:c="16"/>}</text:p>
      <text:p text:style-name="P2"><text:s text:c="12"/>}</text:p>
      <text:p text:style-name="P2"><text:s text:c="8"/>}</text:p>
      <text:p text:style-name="P2"><text:s text:c="4"/>}</text:p>
      <text:p text:style-name="P2"><text:s text:c="4"/>public int flagsn()</text:p>
      <text:p text:style-name="P2"><text:soft-page-break/><text:s text:c="4"/>{</text:p>
      <text:p text:style-name="P2"><text:s text:c="8"/>int i =0;</text:p>
      <text:p text:style-name="P2"><text:s text:c="8"/>List&lt;Knopf&gt; knpf= getNeighbours(1,true,Knopf.class);</text:p>
      <text:p text:style-name="P2"><text:s text:c="8"/>for(Knopf k:knpf)</text:p>
      <text:p text:style-name="P2"><text:s text:c="8"/>{</text:p>
      <text:p text:style-name="P2"><text:s text:c="12"/>if(k.getStatus()==2||k.getStatus()==4)</text:p>
      <text:p text:style-name="P2"><text:s text:c="12"/>{</text:p>
      <text:p text:style-name="P2"><text:s text:c="16"/>i++;</text:p>
      <text:p text:style-name="P2"><text:s text:c="12"/>}</text:p>
      <text:p text:style-name="P2"><text:s text:c="8"/>}</text:p>
      <text:p text:style-name="P2"><text:s text:c="8"/>return i;</text:p>
      <text:p text:style-name="P2"><text:s text:c="4"/>}</text:p>
      <text:p text:style-name="P2"><text:s text:c="4"/>public int getZahl()</text:p>
      <text:p text:style-name="P2"><text:s text:c="4"/>{</text:p>
      <text:p text:style-name="P2"><text:s text:c="8"/>return zahl;</text:p>
      <text:p text:style-name="P2"><text:s text:c="4"/>}</text:p>
      <text:p text:style-name="P2">}</text:p>
      <text:p text:style-name="P2"/>
      <text:h text:style-name="Heading_20_2" text:outline-level="2">Klasse Rand:</text:h>
      <text:p text:style-name="P2">import greenfoot.*;</text:p>
      <text:p text:style-name="P2"/>
      <text:p text:style-name="P2">/**</text:p>
      <text:p text:style-name="P2"><text:s/>* Write a description of class Rand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Rand extends Actor</text:p>
      <text:p text:style-name="P2">{</text:p>
      <text:p text:style-name="P2"/>
      <text:p text:style-name="P2"><text:s text:c="4"/>int h2=1;</text:p>
      <text:p text:style-name="P2"><text:s text:c="4"/>int h3=1;</text:p>
      <text:p text:style-name="P2"><text:s text:c="4"/>int w2=1;</text:p>
      <text:p text:style-name="P2"><text:s text:c="4"/>int w3=1;</text:p>
      <text:p text:style-name="P2"><text:s text:c="4"/>int h222;</text:p>
      <text:p text:style-name="P2"><text:s text:c="4"/>int h333;</text:p>
      <text:p text:style-name="P2"><text:s text:c="4"/>int w222;</text:p>
      <text:p text:style-name="P2"><text:s text:c="4"/>int w333;</text:p>
      <text:p text:style-name="P2"><text:s text:c="4"/>int d;</text:p>
      <text:p text:style-name="P2"><text:s text:c="4"/>private static final GreenfootImage Easy = new GreenfootImage("Hidden1 - Kopie.png");</text:p>
      <text:p text:style-name="P2"><text:s text:c="4"/>private static final GreenfootImage Medium = new GreenfootImage("Hidden1 - Kopie - Kopie.png");</text:p>
      <text:p text:style-name="P2"><text:s text:c="4"/>private static final GreenfootImage Hard = new GreenfootImage("Hidden1 - Kopie - Kopie (2).png");</text:p>
      <text:p text:style-name="P2"><text:s text:c="4"/>private static final GreenfootImage Logo = new GreenfootImage("Hidden1 - Kopie - Kopie (2) - Kopie.png");</text:p>
      <text:p text:style-name="P2"><text:s text:c="4"/>public int status;</text:p>
      <text:p text:style-name="P2"><text:s text:c="4"/>public Rand()</text:p>
      <text:p text:style-name="P2"><text:s text:c="4"/>{</text:p>
      <text:p text:style-name="P2"><text:s text:c="4"/>}</text:p>
      <text:p text:style-name="P2"><text:s text:c="4"/>public Rand(int i,int h22,int h33, int w22 , int w33,int dd)</text:p>
      <text:p text:style-name="P2"><text:s text:c="4"/>{</text:p>
      <text:p text:style-name="P2"><text:s text:c="8"/>h222=h22;</text:p>
      <text:p text:style-name="P2"><text:s text:c="8"/>h333=h33;</text:p>
      <text:p text:style-name="P2"><text:s text:c="8"/>w222=w22;</text:p>
      <text:p text:style-name="P2"><text:s text:c="8"/>w333=w33;</text:p>
      <text:p text:style-name="P2"><text:s text:c="8"/>d=dd;</text:p>
      <text:p text:style-name="P2"><text:s text:c="8"/>if(i&lt;4)</text:p>
      <text:p text:style-name="P2"><text:s text:c="8"/>{</text:p>
      <text:p text:style-name="P2"><text:s text:c="12"/>if(i==1)</text:p>
      <text:p text:style-name="P2"><text:s text:c="12"/>{</text:p>
      <text:p text:style-name="P2"><text:s text:c="16"/>getImage().drawImage(Easy,0,0);</text:p>
      <text:p text:style-name="P2"><text:s text:c="16"/>status=1;</text:p>
      <text:p text:style-name="P2"><text:s text:c="12"/>}</text:p>
      <text:p text:style-name="P2"><text:soft-page-break/><text:s text:c="12"/>if(i==2)</text:p>
      <text:p text:style-name="P2"><text:s text:c="12"/>{</text:p>
      <text:p text:style-name="P2"><text:s text:c="16"/>getImage().drawImage(Medium,0,0);</text:p>
      <text:p text:style-name="P2"><text:s text:c="16"/>status=2;</text:p>
      <text:p text:style-name="P2"><text:s text:c="12"/>}</text:p>
      <text:p text:style-name="P2"><text:s text:c="12"/>if(i==3)</text:p>
      <text:p text:style-name="P2"><text:s text:c="12"/>{</text:p>
      <text:p text:style-name="P2"><text:s text:c="16"/>getImage().drawImage(Hard,0,0);</text:p>
      <text:p text:style-name="P2"><text:s text:c="16"/>status=3;</text:p>
      <text:p text:style-name="P2"><text:s text:c="12"/>}</text:p>
      <text:p text:style-name="P2"><text:s text:c="8"/>}</text:p>
      <text:p text:style-name="P2"><text:s text:c="8"/>else</text:p>
      <text:p text:style-name="P2"><text:s text:c="8"/>{</text:p>
      <text:p text:style-name="P2"><text:s text:c="12"/>getImage().drawImage(Logo,0,0);</text:p>
      <text:p text:style-name="P2"><text:s text:c="12"/>status=4;</text:p>
      <text:p text:style-name="P2"><text:s text:c="8"/>}</text:p>
      <text:p text:style-name="P2"><text:s text:c="4"/>}</text:p>
      <text:p text:style-name="P2"/>
      <text:p text:style-name="P2"><text:s text:c="4"/>public void act() </text:p>
      <text:p text:style-name="P2"><text:s text:c="4"/>{</text:p>
      <text:p text:style-name="P2"><text:s text:c="8"/>linksunten(d);</text:p>
      <text:p text:style-name="P2"><text:s text:c="8"/>if(w2&gt;=w222)</text:p>
      <text:p text:style-name="P2"><text:s text:c="8"/>{</text:p>
      <text:p text:style-name="P2"><text:s text:c="12"/>linkshoch(d);</text:p>
      <text:p text:style-name="P2"><text:s text:c="12"/>if(h2&gt;=h222)</text:p>
      <text:p text:style-name="P2"><text:s text:c="12"/>{</text:p>
      <text:p text:style-name="P2"><text:s text:c="16"/>rechtsoben(d);</text:p>
      <text:p text:style-name="P2"><text:s text:c="16"/>if(w3 &gt;=w333)</text:p>
      <text:p text:style-name="P2"><text:s text:c="16"/>{</text:p>
      <text:p text:style-name="P2"><text:s text:c="20"/>rechtsunten(d);</text:p>
      <text:p text:style-name="P2"><text:s text:c="20"/>if(h3&gt;=h333)</text:p>
      <text:p text:style-name="P2"><text:s text:c="20"/>{</text:p>
      <text:p text:style-name="P2"><text:s text:c="24"/>h2=1;</text:p>
      <text:p text:style-name="P2"><text:s text:c="24"/>h3=1;</text:p>
      <text:p text:style-name="P2"><text:s text:c="24"/>w2=1;</text:p>
      <text:p text:style-name="P2"><text:s text:c="24"/>w3=1;</text:p>
      <text:p text:style-name="P2"><text:s text:c="20"/>}</text:p>
      <text:p text:style-name="P2"><text:s text:c="16"/>}</text:p>
      <text:p text:style-name="P2"><text:s text:c="12"/>}</text:p>
      <text:p text:style-name="P2"><text:s text:c="8"/>}</text:p>
      <text:p text:style-name="P2"><text:s text:c="4"/>} <text:s text:c="3"/></text:p>
      <text:p text:style-name="P2"/>
      <text:p text:style-name="P2"><text:s text:c="4"/>public void linksunten(int d)</text:p>
      <text:p text:style-name="P2"><text:s text:c="4"/>{</text:p>
      <text:p text:style-name="P2"><text:s text:c="8"/>if(w2&lt;w222)</text:p>
      <text:p text:style-name="P2"><text:s text:c="8"/>{</text:p>
      <text:p text:style-name="P2"><text:s text:c="12"/>getWorld().addObject(new Rand2(status,d),getX(),getY());</text:p>
      <text:p text:style-name="P2"><text:s text:c="12"/>setLocation(getX()-5,getY());</text:p>
      <text:p text:style-name="P2"><text:s text:c="12"/>w2++;</text:p>
      <text:p text:style-name="P2"><text:s text:c="8"/>}</text:p>
      <text:p text:style-name="P2"><text:s text:c="4"/>}</text:p>
      <text:p text:style-name="P2"/>
      <text:p text:style-name="P2"><text:s text:c="4"/>public void linkshoch(int d)</text:p>
      <text:p text:style-name="P2"><text:s text:c="4"/>{</text:p>
      <text:p text:style-name="P2"><text:s text:c="8"/>if(h2&lt;h222)</text:p>
      <text:p text:style-name="P2"><text:s text:c="8"/>{</text:p>
      <text:p text:style-name="P2"><text:s text:c="12"/>getWorld().addObject(new Rand2(status,d) , getX(),getY());</text:p>
      <text:p text:style-name="P2"><text:s text:c="12"/>setLocation(getX(),getY()-5);</text:p>
      <text:p text:style-name="P2"><text:s text:c="12"/>h2++;</text:p>
      <text:p text:style-name="P2"><text:s text:c="8"/>}</text:p>
      <text:p text:style-name="P2"><text:s text:c="4"/>}</text:p>
      <text:p text:style-name="P2"/>
      <text:p text:style-name="P2"><text:s text:c="4"/>public void rechtsoben(int d)</text:p>
      <text:p text:style-name="P2"><text:soft-page-break/><text:s text:c="4"/>{</text:p>
      <text:p text:style-name="P2"><text:s text:c="8"/>if(w3&lt;w333)</text:p>
      <text:p text:style-name="P2"><text:s text:c="8"/>{</text:p>
      <text:p text:style-name="P2"><text:s text:c="12"/>getWorld().addObject(new Rand2(status,d),getX(),getY());</text:p>
      <text:p text:style-name="P2"><text:s text:c="12"/>setLocation(getX()+5,getY());</text:p>
      <text:p text:style-name="P2"><text:s text:c="12"/>w3++;</text:p>
      <text:p text:style-name="P2"><text:s text:c="8"/>}</text:p>
      <text:p text:style-name="P2"><text:s text:c="4"/>}</text:p>
      <text:p text:style-name="P2"/>
      <text:p text:style-name="P2"><text:s text:c="4"/>public void rechtsunten(int d)</text:p>
      <text:p text:style-name="P2"><text:s text:c="4"/>{</text:p>
      <text:p text:style-name="P2"><text:s text:c="8"/>if(h3&lt;h333)</text:p>
      <text:p text:style-name="P2"><text:s text:c="8"/>{</text:p>
      <text:p text:style-name="P2"><text:s text:c="12"/>getWorld().addObject(new Rand2(status,d) , getX(),getY());</text:p>
      <text:p text:style-name="P2"><text:s text:c="12"/>setLocation(getX(),getY()+5);</text:p>
      <text:p text:style-name="P2"><text:s text:c="12"/>h3++;</text:p>
      <text:p text:style-name="P2"><text:s text:c="8"/>}</text:p>
      <text:p text:style-name="P2"><text:s text:c="4"/>}</text:p>
      <text:p text:style-name="P2">}</text:p>
      <text:p text:style-name="P2"><text:span text:style-name="T2"/></text:p>
      <text:h text:style-name="Heading_20_2" text:outline-level="2">Klasse Rand2:</text:h>
      <text:p text:style-name="P2">import greenfoot.*;</text:p>
      <text:p text:style-name="P2"/>
      <text:p text:style-name="P2">/**</text:p>
      <text:p text:style-name="P2"><text:s/>* Write a description of class Rand2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Rand2 extends Rand</text:p>
      <text:p text:style-name="P2">{</text:p>
      <text:p text:style-name="P2"><text:s text:c="4"/>int leben;</text:p>
      <text:p text:style-name="P2"><text:s text:c="4"/>int death;</text:p>
      <text:p text:style-name="P2"><text:s text:c="4"/>private static final GreenfootImage Easy = new GreenfootImage("Hidden1 - Kopie.png");</text:p>
      <text:p text:style-name="P2"><text:s text:c="4"/>private static final GreenfootImage Medium = new GreenfootImage("Hidden1 - Kopie - Kopie.png");</text:p>
      <text:p text:style-name="P2"><text:s text:c="4"/>private static final GreenfootImage Hard = new GreenfootImage("Hidden1 - Kopie - Kopie (2).png");</text:p>
      <text:p text:style-name="P2"><text:s text:c="4"/>private static final GreenfootImage Logo = new GreenfootImage("Hidden1 - Kopie - Kopie (2) - Kopie.png");</text:p>
      <text:p text:style-name="P2"><text:s text:c="4"/>public void act() </text:p>
      <text:p text:style-name="P2"><text:s text:c="4"/>{</text:p>
      <text:p text:style-name="P2"><text:s text:c="8"/>leben++;</text:p>
      <text:p text:style-name="P2"><text:s text:c="8"/>if(leben&gt;=death)</text:p>
      <text:p text:style-name="P2"><text:s text:c="8"/>{</text:p>
      <text:p text:style-name="P2"><text:s text:c="12"/>getWorld().removeObject(this);</text:p>
      <text:p text:style-name="P2"><text:s text:c="8"/>}</text:p>
      <text:p text:style-name="P2"><text:s text:c="4"/>} <text:s text:c="3"/></text:p>
      <text:p text:style-name="P2"><text:s text:c="4"/>public Rand2()</text:p>
      <text:p text:style-name="P2"><text:s text:c="4"/>{</text:p>
      <text:p text:style-name="P2"><text:s text:c="8"/>death =20;</text:p>
      <text:p text:style-name="P2"><text:s text:c="4"/>}</text:p>
      <text:p text:style-name="P2"><text:s text:c="4"/>public Rand2(int i,int d)</text:p>
      <text:p text:style-name="P2"><text:s text:c="4"/>{</text:p>
      <text:p text:style-name="P2"><text:s text:c="8"/>death = d;</text:p>
      <text:p text:style-name="P2"><text:s text:c="8"/>if(i&lt;4)</text:p>
      <text:p text:style-name="P2"><text:s text:c="8"/>{</text:p>
      <text:p text:style-name="P2"><text:s text:c="12"/>if(i==1)</text:p>
      <text:p text:style-name="P2"><text:s text:c="12"/>{</text:p>
      <text:p text:style-name="P2"><text:s text:c="16"/>getImage().drawImage(Easy,0,0);</text:p>
      <text:p text:style-name="P2"><text:s text:c="12"/>}</text:p>
      <text:p text:style-name="P2"><text:s text:c="12"/>if(i==2)</text:p>
      <text:p text:style-name="P2"><text:s text:c="12"/>{</text:p>
      <text:p text:style-name="P2"><text:s text:c="16"/>getImage().drawImage(Medium,0,0);</text:p>
      <text:p text:style-name="P2"><text:soft-page-break/><text:s text:c="12"/>}</text:p>
      <text:p text:style-name="P2"><text:s text:c="12"/>if(i==3)</text:p>
      <text:p text:style-name="P2"><text:s text:c="12"/>{</text:p>
      <text:p text:style-name="P2"><text:s text:c="16"/>getImage().drawImage(Hard,0,0);</text:p>
      <text:p text:style-name="P2"><text:s text:c="12"/>}</text:p>
      <text:p text:style-name="P2"><text:s text:c="8"/>}</text:p>
      <text:p text:style-name="P2"><text:s text:c="8"/>else</text:p>
      <text:p text:style-name="P2"><text:s text:c="8"/>{</text:p>
      <text:p text:style-name="P2"><text:s text:c="12"/>getImage().drawImage(Logo,0,0);</text:p>
      <text:p text:style-name="P2"><text:s text:c="8"/>}</text:p>
      <text:p text:style-name="P2"><text:s text:c="4"/>}</text:p>
      <text:p text:style-name="P2">}</text:p>
      <text:h text:style-name="Heading_20_2" text:outline-level="2">Klasse Text:</text:h>
      <text:p text:style-name="P2">import greenfoot.*;</text:p>
      <text:p text:style-name="P2">import java.awt.Color;</text:p>
      <text:p text:style-name="P2">import java.awt.Font;</text:p>
      <text:p text:style-name="P2">import java.util.Calendar;</text:p>
      <text:p text:style-name="P2">import java.util.*;</text:p>
      <text:p text:style-name="P2">/**</text:p>
      <text:p text:style-name="P2"><text:s/>* Write a description of class Text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Text extends Actor</text:p>
      <text:p text:style-name="P2">{ <text:s text:c="3"/></text:p>
      <text:p text:style-name="P2"><text:s text:c="4"/>public Text(String text)</text:p>
      <text:p text:style-name="P2"><text:s text:c="4"/>{</text:p>
      <text:p text:style-name="P2"><text:s text:c="8"/>setImage(new GreenfootImage (text, 24,Color.WHITE,Color.BLACK));</text:p>
      <text:p text:style-name="P2"><text:s text:c="4"/>}</text:p>
      <text:p text:style-name="P2">}</text:p>
      <text:h text:style-name="Heading_20_2" text:outline-level="2">Klasse Scoreboard:</text:h>
      <text:p text:style-name="P2">import greenfoot.*;</text:p>
      <text:p text:style-name="P2">import java.awt.Color;</text:p>
      <text:p text:style-name="P2">import java.awt.Font;</text:p>
      <text:p text:style-name="P2">import java.util.Calendar;</text:p>
      <text:p text:style-name="P2">/**</text:p>
      <text:p text:style-name="P2"><text:s/>* Write a description of class Scoreboard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Scoreboard extends Actor</text:p>
      <text:p text:style-name="P2">{</text:p>
      <text:p text:style-name="P2"><text:s text:c="4"/>/**</text:p>
      <text:p text:style-name="P2"><text:s text:c="5"/>* Act - do whatever the Scoreboard wants to do. This method is called whenever</text:p>
      <text:p text:style-name="P2"><text:s text:c="5"/>* the 'Act' or 'Run' button gets pressed in the environment.</text:p>
      <text:p text:style-name="P2"><text:s text:c="5"/>*/</text:p>
      <text:p text:style-name="P2"><text:s text:c="4"/>public void act() </text:p>
      <text:p text:style-name="P2"><text:s text:c="4"/>{</text:p>
      <text:p text:style-name="P2"><text:s text:c="8"/>if(Greenfoot.mouseClicked(this))</text:p>
      <text:p text:style-name="P2"><text:s text:c="8"/>{</text:p>
      <text:p text:style-name="P2"><text:s text:c="12"/>if(Greenfoot.getMouseInfo().getButton()==3)</text:p>
      <text:p text:style-name="P2"><text:s text:c="12"/>{</text:p>
      <text:p text:style-name="P2"><text:s text:c="16"/>Greenfoot.setWorld(new Startscreen());</text:p>
      <text:p text:style-name="P2"><text:s text:c="12"/>}</text:p>
      <text:p text:style-name="P2"><text:s text:c="8"/>}</text:p>
      <text:p text:style-name="P2"><text:s text:c="4"/>} <text:s text:c="3"/></text:p>
      <text:p text:style-name="P2"><text:s text:c="4"/>public static final float FONT_SIZE = 48.0f;</text:p>
      <text:p text:style-name="P2"><text:soft-page-break/><text:s text:c="4"/>public static final int WIDTH = 400;</text:p>
      <text:p text:style-name="P2"><text:s text:c="4"/>public static final int HEIGHT = 200;</text:p>
      <text:p text:style-name="P2"/>
      <text:p text:style-name="P2"><text:s text:c="4"/>public Scoreboard(int score)</text:p>
      <text:p text:style-name="P2"><text:s text:c="4"/>{</text:p>
      <text:p text:style-name="P2"><text:s text:c="8"/>makeImage("Spiel beendet","Zeit : ", score);</text:p>
      <text:p text:style-name="P2"><text:s text:c="4"/>}</text:p>
      <text:p text:style-name="P2"/>
      <text:p text:style-name="P2"><text:s text:c="4"/>public Scoreboard(int score, int lvl, int i){</text:p>
      <text:p text:style-name="P2"><text:s text:c="8"/>if(i==1){</text:p>
      <text:p text:style-name="P2"><text:s text:c="12"/>makeImage("Spiel gewonnen","Zeit : ", score);</text:p>
      <text:p text:style-name="P2"><text:s text:c="8"/>}</text:p>
      <text:p text:style-name="P2"><text:s text:c="8"/>else{</text:p>
      <text:p text:style-name="P2"><text:s text:c="12"/>makeImage("Spiel verloren","Zeit : ", score);</text:p>
      <text:p text:style-name="P2"><text:s text:c="8"/>}</text:p>
      <text:p text:style-name="P2"><text:s text:c="8"/>switch(lvl){</text:p>
      <text:p text:style-name="P2"><text:s text:c="12"/>case 1: getImage().scale(130,100);</text:p>
      <text:p text:style-name="P2"><text:s text:c="12"/>case 2: getImage().scale(250,170);</text:p>
      <text:p text:style-name="P2"><text:s text:c="8"/>}</text:p>
      <text:p text:style-name="P2"><text:s text:c="4"/>}</text:p>
      <text:p text:style-name="P2"/>
      <text:p text:style-name="P2"><text:s text:c="4"/>private void makeImage(String title, String prefix, int score)</text:p>
      <text:p text:style-name="P2"><text:s text:c="4"/>{</text:p>
      <text:p text:style-name="P2"><text:s text:c="8"/>GreenfootImage image = new GreenfootImage(WIDTH, HEIGHT);</text:p>
      <text:p text:style-name="P2"/>
      <text:p text:style-name="P2"><text:s text:c="8"/>image.setColor(new Color(255,255,255, 128));</text:p>
      <text:p text:style-name="P2"><text:s text:c="8"/>image.fillRect(0, 0, WIDTH, HEIGHT);</text:p>
      <text:p text:style-name="P2"><text:s text:c="8"/>image.setColor(new Color(0, 0, 0, 128));</text:p>
      <text:p text:style-name="P2"><text:s text:c="8"/>image.fillRect(5, 5, WIDTH-10, HEIGHT-10);</text:p>
      <text:p text:style-name="P2"><text:s text:c="8"/>Font font = image.getFont();</text:p>
      <text:p text:style-name="P2"><text:s text:c="8"/>font = font.deriveFont(FONT_SIZE);</text:p>
      <text:p text:style-name="P2"><text:s text:c="8"/>image.setFont(font);</text:p>
      <text:p text:style-name="P2"><text:s text:c="8"/>image.setColor(Color.WHITE);</text:p>
      <text:p text:style-name="P2"><text:s text:c="8"/>image.drawString(title, 60, 75);</text:p>
      <text:p text:style-name="P2"><text:s text:c="8"/>image.drawString(prefix + score, 60, 150);</text:p>
      <text:p text:style-name="P2"><text:s text:c="8"/>setImage(image);</text:p>
      <text:p text:style-name="P2"><text:s text:c="4"/>}</text:p>
      <text:p text:style-name="P2"/>
      <text:p text:style-name="P2"><text:s text:c="4"/>public void reset()</text:p>
      <text:p text:style-name="P2"><text:s text:c="4"/>{</text:p>
      <text:p text:style-name="P2"><text:s text:c="8"/>if(Greenfoot.mouseClicked(this))</text:p>
      <text:p text:style-name="P2"><text:s text:c="8"/>{</text:p>
      <text:p text:style-name="P2"><text:s text:c="12"/>if(Greenfoot.getMouseInfo().getButton()==3)</text:p>
      <text:p text:style-name="P2"><text:s text:c="12"/>{</text:p>
      <text:p text:style-name="P2"><text:s text:c="16"/>Greenfoot.setWorld(new Startscreen());</text:p>
      <text:p text:style-name="P2"><text:s text:c="12"/>}</text:p>
      <text:p text:style-name="P2"><text:s text:c="8"/>}</text:p>
      <text:p text:style-name="P2"><text:s text:c="4"/>}</text:p>
      <text:p text:style-name="P2">}</text:p>
      <text:h text:style-name="Heading_20_2" text:outline-level="2">Klasse Knopf:</text:h>
      <text:p text:style-name="P2">import greenfoot.*;</text:p>
      <text:p text:style-name="P2">import java.util.ArrayList;</text:p>
      <text:p text:style-name="P2">import greenfoot.Greenfoot;</text:p>
      <text:p text:style-name="P2">import greenfoot.Actor;</text:p>
      <text:p text:style-name="P2">import java.util.*;</text:p>
      <text:p text:style-name="P2">/**</text:p>
      <text:p text:style-name="P2"><text:s/>* Write a description of class Knopf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<text:soft-page-break/>public class Knopf extends Actor</text:p>
      <text:p text:style-name="P2">{</text:p>
      <text:p text:style-name="P2"><text:s text:c="4"/>private static final GreenfootImage flag = new GreenfootImage("flag.png");</text:p>
      <text:p text:style-name="P2"><text:s text:c="4"/>private static final GreenfootImage question = new GreenfootImage("question.png");</text:p>
      <text:p text:style-name="P2"><text:s text:c="4"/>private static final GreenfootImage normal = new GreenfootImage("Hidden.png");</text:p>
      <text:p text:style-name="P2"><text:s text:c="4"/>public int status;</text:p>
      <text:p text:style-name="P2"><text:s text:c="4"/>public void act() </text:p>
      <text:p text:style-name="P2"><text:s text:c="4"/>{</text:p>
      <text:p text:style-name="P2"><text:s text:c="8"/>action2();</text:p>
      <text:p text:style-name="P2"><text:s text:c="4"/>}</text:p>
      <text:p text:style-name="P2"><text:s text:c="4"/>void action2()</text:p>
      <text:p text:style-name="P2"><text:s text:c="4"/>{</text:p>
      <text:p text:style-name="P2"><text:s text:c="8"/>if(status==0)</text:p>
      <text:p text:style-name="P2"><text:s text:c="8"/>{</text:p>
      <text:p text:style-name="P2"><text:s text:c="12"/>getImage().drawImage(normal,0,0);</text:p>
      <text:p text:style-name="P2"><text:s text:c="8"/>}</text:p>
      <text:p text:style-name="P2"><text:s text:c="8"/>Mineu();</text:p>
      <text:p text:style-name="P2"><text:s text:c="8"/>draw();</text:p>
      <text:p text:style-name="P2"><text:s text:c="8"/>action();</text:p>
      <text:p text:style-name="P2"><text:s text:c="4"/>}</text:p>
      <text:p text:style-name="P2"><text:s text:c="4"/></text:p>
      <text:p text:style-name="P2"><text:s text:c="4"/>public Knopf()</text:p>
      <text:p text:style-name="P2"><text:s text:c="4"/>{</text:p>
      <text:p text:style-name="P2"><text:s text:c="8"/>status = 0;</text:p>
      <text:p text:style-name="P2"><text:s text:c="4"/>}</text:p>
      <text:p text:style-name="P2"/>
      <text:p text:style-name="P2"><text:s text:c="3"/>void action()</text:p>
      <text:p text:style-name="P2"><text:s text:c="4"/>{ </text:p>
      <text:p text:style-name="P2"><text:s text:c="8"/>Welt welt = (Welt) getWorld();</text:p>
      <text:p text:style-name="P2"><text:s text:c="8"/>if(Greenfoot.mouseClicked(this))</text:p>
      <text:p text:style-name="P2"><text:s text:c="8"/>{</text:p>
      <text:p text:style-name="P2"><text:s text:c="12"/>if(Greenfoot.getMouseInfo().getButton() ==1)</text:p>
      <text:p text:style-name="P2"><text:s text:c="12"/>{</text:p>
      <text:p text:style-name="P2"><text:s text:c="16"/>if(status==0)</text:p>
      <text:p text:style-name="P2"><text:s text:c="16"/>{</text:p>
      <text:p text:style-name="P2"><text:s text:c="24"/></text:p>
      <text:p text:style-name="P2"><text:s text:c="24"/>GreenfootSound Beep = new GreenfootSound("Press.wav");</text:p>
      <text:p text:style-name="P2"><text:s text:c="24"/>//Beep.play();</text:p>
      <text:p text:style-name="P2"><text:s text:c="24"/>andereent();</text:p>
      <text:p text:style-name="P2"><text:s text:c="16"/>}</text:p>
      <text:p text:style-name="P2"><text:s text:c="16"/>else if(status==1)</text:p>
      <text:p text:style-name="P2"><text:s text:c="16"/>{</text:p>
      <text:p text:style-name="P2"><text:s text:c="20"/>changeMine();</text:p>
      <text:p text:style-name="P2"><text:s text:c="20"/>GameOver();</text:p>
      <text:p text:style-name="P2"><text:s text:c="16"/>}</text:p>
      <text:p text:style-name="P2"><text:s text:c="12"/>}</text:p>
      <text:p text:style-name="P2"/>
      <text:p text:style-name="P2"><text:s text:c="12"/>else if(Greenfoot.getMouseInfo().getButton() ==3 )</text:p>
      <text:p text:style-name="P2"><text:s text:c="12"/>{</text:p>
      <text:p text:style-name="P2"><text:s text:c="16"/>switch(status)</text:p>
      <text:p text:style-name="P2"><text:s text:c="16"/>{</text:p>
      <text:p text:style-name="P2"><text:s text:c="16"/>case 0: status=2; //Keine Mine ---&gt; Flagge</text:p>
      <text:p text:style-name="P2"><text:s text:c="16"/>break;</text:p>
      <text:p text:style-name="P2"><text:s text:c="16"/>case 2: status=3; //Flagge und keine Mine ---&gt; Fragezeichen</text:p>
      <text:p text:style-name="P2"><text:s text:c="16"/>break;</text:p>
      <text:p text:style-name="P2"><text:s text:c="16"/>case 1: status=4; //Mine ---&gt; Flagge</text:p>
      <text:p text:style-name="P2"><text:s text:c="16"/>break;</text:p>
      <text:p text:style-name="P2"><text:s text:c="16"/>case 3: status=0; //Keine Mine und Fragezeichen ---&gt; Backt to Normal</text:p>
      <text:p text:style-name="P2"><text:s text:c="16"/>break;</text:p>
      <text:p text:style-name="P2"><text:s text:c="16"/>case 4: status=5; // Mine und Flagge ---&gt; Fragezeichen</text:p>
      <text:p text:style-name="P2"><text:s text:c="16"/>break;</text:p>
      <text:p text:style-name="P2"><text:s text:c="16"/>case 5: status=2; // Mine und Fragezeichen ---&gt; Normal mit Mine</text:p>
      <text:p text:style-name="P2"><text:s text:c="16"/>break;</text:p>
      <text:p text:style-name="P2"><text:soft-page-break/><text:s text:c="12"/>}</text:p>
      <text:p text:style-name="P2"><text:s text:c="12"/>}</text:p>
      <text:p text:style-name="P2"><text:s text:c="8"/>}</text:p>
      <text:p text:style-name="P2"><text:s text:c="4"/>}</text:p>
      <text:p text:style-name="P2"><text:s text:c="4"/>public void changeMine()</text:p>
      <text:p text:style-name="P2"><text:s text:c="4"/>{</text:p>
      <text:p text:style-name="P2"><text:s text:c="8"/>Mine a = (Mine) getOneIntersectingObject(Mine.class);</text:p>
      <text:p text:style-name="P2"><text:s text:c="8"/>a.clicked();</text:p>
      <text:p text:style-name="P2"><text:s text:c="4"/>}</text:p>
      <text:p text:style-name="P2"/>
      <text:p text:style-name="P2"><text:s text:c="4"/>void draw()</text:p>
      <text:p text:style-name="P2"><text:s text:c="4"/>{</text:p>
      <text:p text:style-name="P2"><text:s text:c="8"/>getImage().drawImage(normal,0,0);</text:p>
      <text:p text:style-name="P2"><text:s text:c="8"/>switch(status)</text:p>
      <text:p text:style-name="P2"><text:s text:c="8"/>{</text:p>
      <text:p text:style-name="P2"><text:s text:c="12"/>case 2: getImage().drawImage(flag,0,0);</text:p>
      <text:p text:style-name="P2"><text:s text:c="12"/>break;</text:p>
      <text:p text:style-name="P2"><text:s text:c="12"/>case 4: getImage().drawImage(flag,0,0);</text:p>
      <text:p text:style-name="P2"><text:s text:c="12"/>break;</text:p>
      <text:p text:style-name="P2"><text:s text:c="12"/>case 5: getImage().drawImage(question,0,0);</text:p>
      <text:p text:style-name="P2"><text:s text:c="12"/>break;</text:p>
      <text:p text:style-name="P2"><text:s text:c="12"/>case 3: getImage().drawImage(question,0,0);</text:p>
      <text:p text:style-name="P2"><text:s text:c="12"/>default:;</text:p>
      <text:p text:style-name="P2"><text:s text:c="8"/>}</text:p>
      <text:p text:style-name="P2"><text:s text:c="4"/>}</text:p>
      <text:p text:style-name="P2"><text:s text:c="4"/>int getStatus()</text:p>
      <text:p text:style-name="P2"><text:s text:c="4"/>{</text:p>
      <text:p text:style-name="P2"><text:s text:c="8"/>return status;</text:p>
      <text:p text:style-name="P2"><text:s text:c="4"/>}</text:p>
      <text:p text:style-name="P2"><text:s text:c="4"/>void GameOver()</text:p>
      <text:p text:style-name="P2"><text:s text:c="4"/>{</text:p>
      <text:p text:style-name="P2"><text:s text:c="12"/></text:p>
      <text:p text:style-name="P2"><text:s text:c="12"/>Welt welt = (Welt) getWorld();</text:p>
      <text:p text:style-name="P2"><text:s text:c="12"/>welt.gameOver();</text:p>
      <text:p text:style-name="P2"><text:s text:c="8"/></text:p>
      <text:p text:style-name="P2"><text:s text:c="4"/>}</text:p>
      <text:p text:style-name="P2"/>
      <text:p text:style-name="P2"><text:s text:c="4"/>public void Mineu() //Mine unter Knopf</text:p>
      <text:p text:style-name="P2"><text:s text:c="4"/>{</text:p>
      <text:p text:style-name="P2"><text:s text:c="8"/>if(status!=4&amp;&amp;status!=5)</text:p>
      <text:p text:style-name="P2"><text:s text:c="8"/>{</text:p>
      <text:p text:style-name="P2"><text:s text:c="8"/>if(getWorld().getObjectsAt(getX(),getY(),Mine.class).size()&gt;0)</text:p>
      <text:p text:style-name="P2"><text:s text:c="8"/>{</text:p>
      <text:p text:style-name="P2"><text:s text:c="12"/>status=1;</text:p>
      <text:p text:style-name="P2"><text:s text:c="8"/>}</text:p>
      <text:p text:style-name="P2"><text:s text:c="4"/>}</text:p>
      <text:p text:style-name="P2"><text:s text:c="4"/>}</text:p>
      <text:p text:style-name="P2"><text:s text:c="4"/></text:p>
      <text:p text:style-name="P2"><text:s text:c="4"/>void andereent()</text:p>
      <text:p text:style-name="P2"><text:s text:c="3"/>{</text:p>
      <text:p text:style-name="P2"><text:s text:c="7"/>ArrayList&lt;Knopf&gt; knopf = new ArrayList&lt;Knopf&gt;(15);</text:p>
      <text:p text:style-name="P2"><text:s text:c="7"/>if (getOneIntersectingObject(Zahl.class)==null)</text:p>
      <text:p text:style-name="P2"><text:s text:c="7"/>{</text:p>
      <text:p text:style-name="P2"><text:s text:c="11"/>for (int dx = -1; dx &lt;= 1; dx++)</text:p>
      <text:p text:style-name="P2"><text:s text:c="16"/>for (int dy = -1; dy &lt;= 1; dy++)</text:p>
      <text:p text:style-name="P2"><text:s text:c="11"/>{</text:p>
      <text:p text:style-name="P2"><text:s text:c="15"/>Knopf k=(Knopf) getOneObjectAtOffset(dx,dy,Knopf.class);</text:p>
      <text:p text:style-name="P2"><text:s text:c="15"/>if(k!= null)</text:p>
      <text:p text:style-name="P2"><text:s text:c="15"/>{</text:p>
      <text:p text:style-name="P2"><text:s text:c="19"/>knopf.add(k);</text:p>
      <text:p text:style-name="P2"><text:s text:c="16"/>}</text:p>
      <text:p text:style-name="P2"><text:s text:c="12"/>}</text:p>
      <text:p text:style-name="P2"><text:s text:c="8"/>}</text:p>
      <text:p text:style-name="P2"><text:soft-page-break/><text:s text:c="8"/>getWorld().removeObject(this);</text:p>
      <text:p text:style-name="P2"><text:s text:c="8"/>for (Knopf k : knopf)</text:p>
      <text:p text:style-name="P2"><text:s text:c="12"/>try</text:p>
      <text:p text:style-name="P2"><text:s text:c="12"/>{</text:p>
      <text:p text:style-name="P2"><text:s text:c="16"/>k.andereent();</text:p>
      <text:p text:style-name="P2"><text:s text:c="12"/>}</text:p>
      <text:p text:style-name="P2"><text:s text:c="12"/>catch (IllegalStateException e){}</text:p>
      <text:p text:style-name="P2"><text:s text:c="4"/>}</text:p>
      <text:p text:style-name="P2"><text:s text:c="4"/></text:p>
      <text:p text:style-name="P2"><text:s text:c="4"/></text:p>
      <text:p text:style-name="P2">}</text:p>
      <text:h text:style-name="Heading_20_2" text:outline-level="2">Klasse Mine:</text:h>
      <text:p text:style-name="P2">import greenfoot.*;</text:p>
      <text:p text:style-name="P2">import java.awt.*;</text:p>
      <text:p text:style-name="P2">/**</text:p>
      <text:p text:style-name="P2"><text:s/>* Write a description of class Mine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Mine extends Actor</text:p>
      <text:p text:style-name="P2">{</text:p>
      <text:p text:style-name="P2"><text:s text:c="4"/>private static final GreenfootImage Red = new GreenfootImage("Mine - Kopie.png");</text:p>
      <text:p text:style-name="P2"><text:s text:c="4"/>public void act() </text:p>
      <text:p text:style-name="P2"><text:s text:c="4"/>{</text:p>
      <text:p text:style-name="P2"><text:s text:c="8"/>getImage().scale(19,19);</text:p>
      <text:p text:style-name="P2"><text:s text:c="8"/></text:p>
      <text:p text:style-name="P2"><text:s text:c="4"/>} <text:s text:c="3"/></text:p>
      <text:p text:style-name="P2"><text:s text:c="8"/></text:p>
      <text:p text:style-name="P2"><text:s text:c="4"/>public void clicked()</text:p>
      <text:p text:style-name="P2"><text:s text:c="4"/>{</text:p>
      <text:p text:style-name="P2"><text:s text:c="8"/>setImage(Red);</text:p>
      <text:p text:style-name="P2"><text:s text:c="4"/>}</text:p>
      <text:p text:style-name="P2">}</text:p>
      <text:h text:style-name="Heading_20_2" text:outline-level="2">Klasse Counters:</text:h>
      <text:p text:style-name="P2">import greenfoot.*;</text:p>
      <text:p text:style-name="P2">import java.awt.Color;</text:p>
      <text:p text:style-name="P2">import java.awt.Font;</text:p>
      <text:p text:style-name="P2">import java.util.Calendar;</text:p>
      <text:p text:style-name="P2"/>
      <text:p text:style-name="P2">/**</text:p>
      <text:p text:style-name="P2"><text:s/>* Write a description of class Counters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abstract class Counters extends Actor</text:p>
      <text:p text:style-name="P2">{</text:p>
      <text:p text:style-name="P2"><text:s text:c="4"/>int b ;</text:p>
      <text:p text:style-name="P2"><text:s text:c="4"/>public void act() </text:p>
      <text:p text:style-name="P2"><text:s text:c="4"/>{</text:p>
      <text:p text:style-name="P2"><text:s text:c="8"/>b = Mzählen()-2;</text:p>
      <text:p text:style-name="P2"><text:s text:c="8"/>setImage(new GreenfootImage ("Minen : " + b,28,Color.WHITE,Color.BLACK));</text:p>
      <text:p text:style-name="P2"><text:s text:c="4"/>} <text:s text:c="3"/></text:p>
      <text:p text:style-name="P2"><text:s text:c="4"/></text:p>
      <text:p text:style-name="P2"><text:s text:c="4"/>int Mzählen()</text:p>
      <text:p text:style-name="P2"><text:s text:c="4"/>{</text:p>
      <text:p text:style-name="P2"><text:s text:c="8"/>Welt welt = (Welt) getWorld();</text:p>
      <text:p text:style-name="P2"><text:s text:c="8"/>int o = welt.getM();</text:p>
      <text:p text:style-name="P2"><text:soft-page-break/><text:s text:c="8"/>return o;</text:p>
      <text:p text:style-name="P2"><text:s text:c="4"/>} <text:s/></text:p>
      <text:p text:style-name="Standard"><text:span text:style-name="T1">}</text:span></text:p>
      <text:h text:style-name="Heading_20_2" text:outline-level="2">Klasse FlagCounter:</text:h>
      <text:p text:style-name="P2">import greenfoot.*;</text:p>
      <text:p text:style-name="P2">import java.awt.Color;</text:p>
      <text:p text:style-name="P2">import java.awt.Font;</text:p>
      <text:p text:style-name="P2">import java.util.Calendar;</text:p>
      <text:p text:style-name="P2">import java.util.*;</text:p>
      <text:p text:style-name="P2"/>
      <text:p text:style-name="P2">/**</text:p>
      <text:p text:style-name="P2"><text:s/>* Write a description of class MineCounter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FlagCounter extends Counters</text:p>
      <text:p text:style-name="P2">{</text:p>
      <text:p text:style-name="P2"><text:s text:c="4"/>private List FListe;</text:p>
      <text:p text:style-name="P2"><text:s text:c="4"/>int f;</text:p>
      <text:p text:style-name="P2"><text:s text:c="4"/>public void act() </text:p>
      <text:p text:style-name="P2"><text:s text:c="4"/>{</text:p>
      <text:p text:style-name="P2"><text:s text:c="8"/>getf();</text:p>
      <text:p text:style-name="P2"><text:s text:c="8"/>setImage(new GreenfootImage ("Flaggen: " + f,28,Color.WHITE,Color.BLACK));</text:p>
      <text:p text:style-name="P2"><text:s text:c="4"/>} <text:s text:c="3"/></text:p>
      <text:p text:style-name="P2"/>
      <text:p text:style-name="P2"><text:s text:c="4"/>public void getf()</text:p>
      <text:p text:style-name="P2"><text:s text:c="4"/>{</text:p>
      <text:p text:style-name="P2"><text:s text:c="8"/>FListe= getWorld().getObjects(Knopf.class);</text:p>
      <text:p text:style-name="P2"><text:s text:c="8"/>int n = FListe.size()-1;</text:p>
      <text:p text:style-name="P2"><text:s text:c="8"/>int j =0;</text:p>
      <text:p text:style-name="P2"><text:s text:c="8"/>for(int i =1 ;i&lt;n;i++) //for-Schleife</text:p>
      <text:p text:style-name="P2"><text:s text:c="8"/>{</text:p>
      <text:p text:style-name="P2"><text:s text:c="12"/>Knopf knopf = (Knopf) FListe.get(i);</text:p>
      <text:p text:style-name="P2"/>
      <text:p text:style-name="P2"><text:s text:c="12"/>if(knopf.getStatus()==2||knopf.getStatus()==4)</text:p>
      <text:p text:style-name="P2"><text:s text:c="12"/>{</text:p>
      <text:p text:style-name="P2"><text:s text:c="16"/>j=j+1;</text:p>
      <text:p text:style-name="P2"/>
      <text:p text:style-name="P2"><text:s text:c="12"/>}</text:p>
      <text:p text:style-name="P2"><text:s text:c="8"/>}</text:p>
      <text:p text:style-name="P2"><text:s text:c="8"/>f=j;</text:p>
      <text:p text:style-name="P2"><text:s text:c="4"/>}</text:p>
      <text:p text:style-name="P2">}</text:p>
      <text:h text:style-name="Heading_20_2" text:outline-level="2">Klasse TimeCounter:</text:h>
      <text:p text:style-name="P2">import greenfoot.*;</text:p>
      <text:p text:style-name="P2">import java.awt.Color;</text:p>
      <text:p text:style-name="P2">import java.awt.Font;</text:p>
      <text:p text:style-name="P2">import java.util.Calendar;</text:p>
      <text:p text:style-name="P2">import java.util.*;</text:p>
      <text:p text:style-name="P2"/>
      <text:p text:style-name="P2">/**</text:p>
      <text:p text:style-name="P2"><text:s/>* Write a description of class TimeCounter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TimeCounter extends Counters</text:p>
      <text:p text:style-name="P2">{</text:p>
      <text:p text:style-name="P2"><text:soft-page-break/><text:s text:c="4"/>int i;</text:p>
      <text:p text:style-name="P2"><text:s text:c="4"/>int x;</text:p>
      <text:p text:style-name="P2"><text:s text:c="4"/>private boolean active = true;</text:p>
      <text:p text:style-name="P2"><text:s text:c="4"/>public void act() </text:p>
      <text:p text:style-name="P2"><text:s text:c="4"/>{</text:p>
      <text:p text:style-name="P2"><text:s text:c="8"/>if(active == false)</text:p>
      <text:p text:style-name="P2"><text:s text:c="8"/>{</text:p>
      <text:p text:style-name="P2"><text:s text:c="8"/>}</text:p>
      <text:p text:style-name="P2"><text:s text:c="8"/>else{</text:p>
      <text:p text:style-name="P2"/>
      <text:p text:style-name="P2"><text:s text:c="12"/>x++;</text:p>
      <text:p text:style-name="P2"><text:s text:c="12"/>zählen();</text:p>
      <text:p text:style-name="P2"><text:s text:c="12"/>setImage(new GreenfootImage ("Zeit : " + i,28,Color.WHITE,Color.BLACK));</text:p>
      <text:p text:style-name="P2"><text:s text:c="8"/>}</text:p>
      <text:p text:style-name="P2"><text:s text:c="4"/>} <text:s text:c="3"/></text:p>
      <text:p text:style-name="P2"/>
      <text:p text:style-name="P2"><text:s text:c="4"/>public TimeCounter()</text:p>
      <text:p text:style-name="P2"><text:s text:c="4"/>{</text:p>
      <text:p text:style-name="P2"><text:s text:c="8"/>i=0;</text:p>
      <text:p text:style-name="P2"><text:s text:c="8"/>x=0;</text:p>
      <text:p text:style-name="P2"><text:s text:c="4"/>}</text:p>
      <text:p text:style-name="P2"/>
      <text:p text:style-name="P2"><text:s text:c="4"/>public void lvlez()</text:p>
      <text:p text:style-name="P2"><text:s text:c="4"/>{</text:p>
      <text:p text:style-name="P2"><text:s text:c="8"/>setImage(new GreenfootImage ("T"+ i,28,Color.WHITE,Color.BLACK));</text:p>
      <text:p text:style-name="P2"><text:s text:c="4"/>}</text:p>
      <text:p text:style-name="P2"/>
      <text:p text:style-name="P2"><text:s text:c="4"/>public void zählen()</text:p>
      <text:p text:style-name="P2"><text:s text:c="4"/>{</text:p>
      <text:p text:style-name="P2"><text:s text:c="8"/>if(active==true)</text:p>
      <text:p text:style-name="P2"><text:s text:c="8"/>{</text:p>
      <text:p text:style-name="P2"><text:s text:c="12"/>if(x&gt;30)</text:p>
      <text:p text:style-name="P2"><text:s text:c="12"/>{</text:p>
      <text:p text:style-name="P2"><text:s text:c="16"/>i=i+1;</text:p>
      <text:p text:style-name="P2"><text:s text:c="16"/>x=0;</text:p>
      <text:p text:style-name="P2"><text:s text:c="12"/>}</text:p>
      <text:p text:style-name="P2"><text:s text:c="8"/>}</text:p>
      <text:p text:style-name="P2"><text:s text:c="4"/>}</text:p>
      <text:p text:style-name="P2"><text:s text:c="4"/>public int getTime()</text:p>
      <text:p text:style-name="P2"><text:s text:c="4"/>{</text:p>
      <text:p text:style-name="P2"><text:s text:c="8"/>return i;</text:p>
      <text:p text:style-name="P2"><text:s text:c="4"/>}</text:p>
      <text:p text:style-name="P2"/>
      <text:p text:style-name="P2"><text:s text:c="4"/>public void stop()</text:p>
      <text:p text:style-name="P2"><text:s text:c="4"/>{</text:p>
      <text:p text:style-name="P2"><text:s text:c="8"/>active =false;</text:p>
      <text:p text:style-name="P2"><text:s text:c="4"/>} </text:p>
      <text:p text:style-name="P2">}</text:p>
      <text:h text:style-name="Heading_20_2" text:outline-level="2">Klasse MineCounter:</text:h>
      <text:p text:style-name="P2">import greenfoot.*;</text:p>
      <text:p text:style-name="P2">import java.awt.Color;</text:p>
      <text:p text:style-name="P2">import java.awt.Font;</text:p>
      <text:p text:style-name="P2">import java.util.Calendar;</text:p>
      <text:p text:style-name="P2">/**</text:p>
      <text:p text:style-name="P2"><text:s/>* Write a description of class MineCounter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MineCounter extends Counters</text:p>
      <text:p text:style-name="P2">{</text:p>
      <text:p text:style-name="P2"><text:soft-page-break/><text:s text:c="4"/>int b ;</text:p>
      <text:p text:style-name="P2"><text:s text:c="4"/>public void act() </text:p>
      <text:p text:style-name="P2"><text:s text:c="4"/>{</text:p>
      <text:p text:style-name="P2"><text:s text:c="8"/>b = Mzählen();</text:p>
      <text:p text:style-name="P2"><text:s text:c="8"/>setImage(new GreenfootImage ("Minen : " + b,28,Color.WHITE,Color.BLACK));</text:p>
      <text:p text:style-name="P2"><text:s text:c="4"/>} <text:s text:c="3"/></text:p>
      <text:p text:style-name="P2"><text:s text:c="4"/></text:p>
      <text:p text:style-name="P2"><text:s text:c="4"/>int Mzählen()</text:p>
      <text:p text:style-name="P2"><text:s text:c="4"/>{</text:p>
      <text:p text:style-name="P2"><text:s text:c="8"/>Welt welt = (Welt) getWorld();</text:p>
      <text:p text:style-name="P2"><text:s text:c="8"/>int o = welt.getM();</text:p>
      <text:p text:style-name="P2"><text:s text:c="8"/>return o;</text:p>
      <text:p text:style-name="P2"><text:s text:c="4"/>} <text:s text:c="3"/></text:p>
      <text:p text:style-name="P2">}</text:p>
      <text:h text:style-name="Heading_20_2" text:outline-level="2">Klasse Level:</text:h>
      <text:p text:style-name="P2">import greenfoot.*;</text:p>
      <text:p text:style-name="P2"/>
      <text:p text:style-name="P2">/**</text:p>
      <text:p text:style-name="P2"><text:s/>* Write a description of class Level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Level extends Actor</text:p>
      <text:p text:style-name="P2">{</text:p>
      <text:p text:style-name="P2"><text:s text:c="5"/>private static final GreenfootImage Easy = new GreenfootImage("lvleasy.png");</text:p>
      <text:p text:style-name="P2"><text:s text:c="5"/>private static final GreenfootImage Medium = new GreenfootImage("lvlmedium.png");</text:p>
      <text:p text:style-name="P2"><text:s text:c="5"/>private static final GreenfootImage Hard = new GreenfootImage("lvlhard.png");</text:p>
      <text:p text:style-name="P2"><text:s text:c="5"/>private static final GreenfootImage Normal = new GreenfootImage("lvlnormal.png");</text:p>
      <text:p text:style-name="P2"><text:s text:c="5"/>int status;</text:p>
      <text:p text:style-name="P2"><text:s text:c="4"/>public void act() </text:p>
      <text:p text:style-name="P2"><text:s text:c="4"/>{</text:p>
      <text:p text:style-name="P2"><text:s text:c="8"/>draw();</text:p>
      <text:p text:style-name="P2"><text:s text:c="8"/>createlvl();</text:p>
      <text:p text:style-name="P2"><text:s text:c="4"/>} <text:s text:c="3"/></text:p>
      <text:p text:style-name="P2"><text:s text:c="4"/></text:p>
      <text:p text:style-name="P2"><text:s text:c="4"/>public Level()</text:p>
      <text:p text:style-name="P2"><text:s text:c="4"/>{</text:p>
      <text:p text:style-name="P2"><text:s text:c="8"/>status = 1;</text:p>
      <text:p text:style-name="P2"><text:s text:c="4"/>}</text:p>
      <text:p text:style-name="P2"><text:s text:c="4"/></text:p>
      <text:p text:style-name="P2"><text:s text:c="4"/>public Level(int Level)</text:p>
      <text:p text:style-name="P2"><text:s text:c="4"/>{</text:p>
      <text:p text:style-name="P2"><text:s text:c="8"/>status = Level;</text:p>
      <text:p text:style-name="P2"><text:s text:c="4"/>}</text:p>
      <text:p text:style-name="P2"><text:s text:c="4"/></text:p>
      <text:p text:style-name="P2"><text:s text:c="4"/>void createlvl()</text:p>
      <text:p text:style-name="P2"><text:s text:c="4"/>{</text:p>
      <text:p text:style-name="P2"><text:s text:c="8"/>if(Greenfoot.mouseClicked(this))</text:p>
      <text:p text:style-name="P2"><text:s text:c="8"/>{</text:p>
      <text:p text:style-name="P2"><text:s text:c="12"/>switch(status)</text:p>
      <text:p text:style-name="P2"><text:s text:c="12"/>{</text:p>
      <text:p text:style-name="P2"><text:s text:c="16"/>case 1: Greenfoot.setWorld(new Welt(8,8,10));</text:p>
      <text:p text:style-name="P2"><text:s text:c="16"/>break;</text:p>
      <text:p text:style-name="P2"><text:s text:c="16"/>case 2: Greenfoot.setWorld(new Welt(16,16,40));</text:p>
      <text:p text:style-name="P2"><text:s text:c="16"/>break;</text:p>
      <text:p text:style-name="P2"><text:s text:c="16"/>case 3: Greenfoot.setWorld(new Welt(16,30,80));</text:p>
      <text:p text:style-name="P2"><text:s text:c="16"/>break;</text:p>
      <text:p text:style-name="P2"><text:s text:c="12"/>}</text:p>
      <text:p text:style-name="P2"><text:s text:c="8"/>}</text:p>
      <text:p text:style-name="P2"><text:s text:c="4"/>}</text:p>
      <text:p text:style-name="P2"><text:soft-page-break/></text:p>
      <text:p text:style-name="P2"><text:s text:c="4"/>void draw()</text:p>
      <text:p text:style-name="P2"><text:s text:c="4"/>{</text:p>
      <text:p text:style-name="P2"><text:s text:c="8"/>getImage().drawImage(Normal,0,0);</text:p>
      <text:p text:style-name="P2"><text:s text:c="8"/>switch(status)</text:p>
      <text:p text:style-name="P2"><text:s text:c="8"/>{</text:p>
      <text:p text:style-name="P2"><text:s text:c="12"/>case 1: getImage().drawImage(Easy,0,0);</text:p>
      <text:p text:style-name="P2"><text:s text:c="12"/>break;</text:p>
      <text:p text:style-name="P2"><text:s text:c="12"/>case 2: getImage().drawImage(Medium,0,0);</text:p>
      <text:p text:style-name="P2"><text:s text:c="12"/>break;</text:p>
      <text:p text:style-name="P2"><text:s text:c="12"/>case 3: getImage().drawImage(Hard,0,0);</text:p>
      <text:p text:style-name="P2"><text:s text:c="12"/>break;</text:p>
      <text:p text:style-name="P2"><text:s text:c="8"/>}</text:p>
      <text:p text:style-name="P2"><text:s text:c="4"/>}</text:p>
      <text:p text:style-name="P2">}</text:p>
      <text:h text:style-name="Heading_20_2" text:outline-level="2">Klasse Schrift:</text:h>
      <text:p text:style-name="P2">import greenfoot.*;</text:p>
      <text:p text:style-name="P2"/>
      <text:p text:style-name="P2">/**</text:p>
      <text:p text:style-name="P2"><text:s/>* Write a description of class Schrift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Schrift extends Actor</text:p>
      <text:p text:style-name="P2">{</text:p>
      <text:p text:style-name="P2"><text:s text:c="4"/></text:p>
      <text:p text:style-name="P2">}</text:p>
      <text:p text:style-name="P1"/>
      <text:h text:style-name="Heading_20_2" text:outline-level="2">Klasse Reset:</text:h>
      <text:p text:style-name="P2">import greenfoot.*;</text:p>
      <text:p text:style-name="P2"/>
      <text:p text:style-name="P2">/**</text:p>
      <text:p text:style-name="P2"><text:s/>* Write a description of class Reset here.</text:p>
      <text:p text:style-name="P2"><text:s/>* </text:p>
      <text:p text:style-name="P2"><text:s/>* @author (your name) </text:p>
      <text:p text:style-name="P2"><text:s/>* @version (a version number or a date)</text:p>
      <text:p text:style-name="P2"><text:s/>*/</text:p>
      <text:p text:style-name="P2">public class Reset extends Actor</text:p>
      <text:p text:style-name="P2">{</text:p>
      <text:p text:style-name="P2"><text:s text:c="4"/>private static final GreenfootImage reset = new GreenfootImage("restart.jpg");</text:p>
      <text:p text:style-name="P2"><text:s text:c="4"/>public void act() </text:p>
      <text:p text:style-name="P2"><text:s text:c="4"/>{</text:p>
      <text:p text:style-name="P2"><text:s text:c="7"/>getImage().scale(90,43);</text:p>
      <text:p text:style-name="P2"><text:s text:c="7"/>reset();</text:p>
      <text:p text:style-name="P2"><text:s text:c="4"/>} <text:s text:c="3"/></text:p>
      <text:p text:style-name="P2"><text:s text:c="4"/></text:p>
      <text:p text:style-name="P2"><text:s text:c="4"/>void reset()</text:p>
      <text:p text:style-name="P2"><text:s text:c="4"/>{</text:p>
      <text:p text:style-name="P2"><text:s text:c="8"/>if(Greenfoot.mouseClicked(this))</text:p>
      <text:p text:style-name="P2"><text:s text:c="8"/>{</text:p>
      <text:p text:style-name="P2"><text:s text:c="12"/>Greenfoot.setWorld(new Welt(16,30,70));</text:p>
      <text:p text:style-name="P2"><text:s text:c="8"/>}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r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r" fo:country="Z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xian Lao</meta:initial-creator>
    <meta:creation-date>2016-11-06T21:20:02.05</meta:creation-date>
    <dc:date>2016-11-07T01:14:52.45</dc:date>
    <meta:editing-duration>PT6M5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8" meta:paragraph-count="969" meta:word-count="2156" meta:character-count="28810"/>
  </office:meta>
</office:document-meta>
</file>